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Unique cookies to view page per day:</text:p>
          </table:table-cell>
          <table:table-cell table:formula="of:=40000" office:value-type="string" office:string-value="40000" calcext:value-type="string">
            <text:p>4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que cookies to click "Start free trial" per day:</text:p>
          </table:table-cell>
          <table:table-cell table:style-name="ce1" office:value-type="float" office:value="3200" calcext:value-type="float">
            <text:p>3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rollments per day:</text:p>
          </table:table-cell>
          <table:table-cell table:style-name="ce1" office:value-type="float" office:value="660" calcext:value-type="float">
            <text:p>6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ick-through-probability on "Start free trial":</text:p>
          </table:table-cell>
          <table:table-cell table:formula="of:=[.B2]/[.B1]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ility of enrolling, given click:</text:p>
          </table:table-cell>
          <table:table-cell table:formula="of:=[.B3]/[.B2]" office:value-type="float" office:value="0.20625" calcext:value-type="float">
            <text:p>0.206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ility of payment, given enroll: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ility of payment, given click</text:p>
          </table:table-cell>
          <table:table-cell table:formula="of:=[.B5]*[.B6]" office:value-type="string" office:string-value="0.1093125" calcext:value-type="string">
            <text:p>0.1093125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5.1.0.3$Linux_X86_64 LibreOffice_project/</meta:generator>
  </office:meta>
</office:document-meta>
</file>